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order to fully utilize Prometheus, you will need to configure exporters. Exporters are sources of metric data that Prometheus periodically collects. In this lesson, we set up monitoring for a Linux server. We will install Node Exporter on the server and configure Prometheus to scrape metrics from that exporter. This will enable us to query Prometheus for the new Linux server's metric data.</text:p>
      <text:h text:style-name="Heading_20_4" text:outline-level="4"><text:bookmark text:name="relevant-documentation"/>Relevant Documentation</text:h>
      <text:list xml:id="list2542885761" text:style-name="L1">
        <text:list-item>
          <text:p text:style-name="P3"><text:a xlink:type="simple" xlink:href="https://prometheus.io/docs/prometheus/latest/configuration/configuration/#scrape_config" text:style-name="Internet_20_link" text:visited-style-name="Visited_20_Internet_20_Link">Scrape Config</text:a></text:p>
        </text:list-item>
        <text:list-item>
          <text:p text:style-name="P1"><text:a xlink:type="simple" xlink:href="https://prometheus.io/docs/guides/node-exporter/" text:style-name="Internet_20_link" text:visited-style-name="Visited_20_Internet_20_Link">Monitoring a Linux Host</text:a></text:p>
        </text:list-item>
      </text:list>
      <text:h text:style-name="Heading_20_4" text:outline-level="4"><text:bookmark text:name="lesson-reference"/>Lesson Reference</text:h>
      <text:p text:style-name="Text_20_body"><text:span text:style-name="Strong_20_Emphasis">Configure a New Server to Be Monitored</text:span></text:p>
      <text:p text:style-name="Text_20_body">Create a new Cloud Playground server:</text:p>
      <text:list xml:id="list3572153828" text:style-name="L2">
        <text:list-item>
          <text:p text:style-name="P4">Distribution: <text:span text:style-name="Source_20_Text">Ubuntu 18.04 Bionic Beaver LTS</text:span></text:p>
        </text:list-item>
        <text:list-item>
          <text:p text:style-name="P4">Size: <text:span text:style-name="Source_20_Text">Small</text:span></text:p>
        </text:list-item>
        <text:list-item>
          <text:p text:style-name="P2">Tag: <text:span text:style-name="Source_20_Text">Linux Server</text:span></text:p>
        </text:list-item>
      </text:list>
      <text:p text:style-name="Text_20_body">Log in to the new server. We will configure this new server for Prometheus monitoring using Node Exporter.</text:p>
      <text:p text:style-name="Text_20_body">Create a user for Node Exporter:</text:p>
      <text:p text:style-name="P5"><text:span text:style-name="Source_20_Text">sudo useradd -M -r -s /bin/false node_exporter</text:span></text:p>
      <text:p text:style-name="Text_20_body">Download and extract the Node Exporter binary:</text:p>
      <text:p text:style-name="P5"><text:span text:style-name="Source_20_Text">wget https://github.com/prometheus/node_exporter/releases/download/v0.18.1/node_exporter-0.18.1.linux-amd64.tar.gz</text:span></text:p>
      <text:p text:style-name="P5"><text:span text:style-name="Source_20_Text">tar xvfz node_exporter-0.18.1.linux-amd64.tar.gz</text:span></text:p>
      <text:p text:style-name="Text_20_body">Copy the Node Exporter binary to the appropriate location and set ownership:</text:p>
      <text:p text:style-name="P5"><text:span text:style-name="Source_20_Text">sudo cp node_exporter-0.18.1.linux-amd64/node_exporter /usr/local/bin/</text:span></text:p>
      <text:p text:style-name="P5"><text:span text:style-name="Source_20_Text">sudo chown node_exporter:node_exporter /usr/local/bin/node_exporter</text:span></text:p>
      <text:p text:style-name="Text_20_body">Create a <text:span text:style-name="Source_20_Text">systemd</text:span> unit file for Node Exporter:</text:p>
      <text:p text:style-name="P5"><text:span text:style-name="Source_20_Text">sudo vi /etc/systemd/system/node_exporter.service</text:span></text:p>
      <text:p text:style-name="Text_20_body">Define the Node Exporter service in the unit file:</text:p>
      <text:p text:style-name="Preformatted_20_Text"><text:span text:style-name="Source_20_Text">[Unit]</text:span></text:p>
      <text:p text:style-name="Preformatted_20_Text"><text:span text:style-name="Source_20_Text">Description=Prometheus Node Exporter</text:span></text:p>
      <text:p text:style-name="Preformatted_20_Text"><text:span text:style-name="Source_20_Text">Wants=network-online.target</text:span></text:p>
      <text:p text:style-name="Preformatted_20_Text"><text:span text:style-name="Source_20_Text">After=network-online.target</text:span></text:p>
      <text:p text:style-name="Preformatted_20_Text"/>
      <text:p text:style-name="Preformatted_20_Text"><text:span text:style-name="Source_20_Text">[Service]</text:span></text:p>
      <text:p text:style-name="Preformatted_20_Text"><text:span text:style-name="Source_20_Text">User=node_exporter</text:span></text:p>
      <text:p text:style-name="Preformatted_20_Text"><text:span text:style-name="Source_20_Text">Group=node_exporter</text:span></text:p>
      <text:p text:style-name="Preformatted_20_Text"><text:span text:style-name="Source_20_Text">Type=simple</text:span></text:p>
      <text:p text:style-name="Preformatted_20_Text"><text:span text:style-name="Source_20_Text">ExecStart=/usr/local/bin/node_exporter</text:span></text:p>
      <text:p text:style-name="Preformatted_20_Text"/>
      <text:p text:style-name="Preformatted_20_Text"><text:span text:style-name="Source_20_Text">[Install]</text:span></text:p>
      <text:p text:style-name="P5"><text:soft-page-break/><text:span text:style-name="Source_20_Text">WantedBy=multi-user.target</text:span></text:p>
      <text:p text:style-name="Text_20_body">Start and enable the <text:span text:style-name="Source_20_Text">node_exporter</text:span> service:</text:p>
      <text:p text:style-name="P5"><text:span text:style-name="Source_20_Text">sudo systemctl daemon-reload</text:span></text:p>
      <text:p text:style-name="P5"><text:span text:style-name="Source_20_Text">sudo systemctl start node_exporter</text:span></text:p>
      <text:p text:style-name="P5"><text:span text:style-name="Source_20_Text">sudo systemctl enable node_exporter</text:span></text:p>
      <text:p text:style-name="Text_20_body">You can retrieve the metrics served by Node Exporter like so:</text:p>
      <text:p text:style-name="P5"><text:span text:style-name="Source_20_Text">curl localhost:9100/metrics</text:span></text:p>
      <text:p text:style-name="Text_20_body"><text:span text:style-name="Strong_20_Emphasis">Configure Prometheus to Scrape Metrics</text:span></text:p>
      <text:p text:style-name="Text_20_body">Log in to your Prometheus server and configure Prometheus to scrape metrics from the new server.</text:p>
      <text:p text:style-name="Text_20_body">Edit the Prometheus config file:</text:p>
      <text:p text:style-name="P5"><text:span text:style-name="Source_20_Text">sudo vi /etc/prometheus/prometheus.yml</text:span></text:p>
      <text:p text:style-name="Text_20_body">Locate the <text:span text:style-name="Source_20_Text">scrape_configs</text:span> section and add a new entry under that section. You will need to supply the private IP address of your new playground server for <text:span text:style-name="Source_20_Text">targets</text:span>.</text:p>
      <text:p text:style-name="Preformatted_20_Text"><text:span text:style-name="Source_20_Text">...</text:span></text:p>
      <text:p text:style-name="Preformatted_20_Text"/>
      <text:p text:style-name="Preformatted_20_Text"><text:span text:style-name="Source_20_Text">- job_name: 'Linux Server'</text:span></text:p>
      <text:p text:style-name="Preformatted_20_Text"><text:span text:style-name="Source_20_Text"><text:s text:c="2"/>static_configs:</text:span></text:p>
      <text:p text:style-name="Preformatted_20_Text"><text:span text:style-name="Source_20_Text"><text:s text:c="2"/>- targets: ['&lt;PRIVATE_IP_ADDRESS_OF_NEW_SERVER&gt;:9100']</text:span></text:p>
      <text:p text:style-name="Preformatted_20_Text"/>
      <text:p text:style-name="P5"><text:span text:style-name="Source_20_Text">...</text:span></text:p>
      <text:p text:style-name="Text_20_body">Reload the Prometheus config:</text:p>
      <text:p text:style-name="P5"><text:span text:style-name="Source_20_Text">sudo killall -HUP prometheus</text:span></text:p>
      <text:p text:style-name="Text_20_body">Navigate to the Prometheus expression browser in your web browser using the public IP address of your Prometheus server: <text:span text:style-name="Source_20_Text">&lt;PROMETHEUS_SERVER_PUBLIC_IP&gt;:9090</text:span>.</text:p>
      <text:p text:style-name="Text_20_body">Run some queries to retrieve metric data about your new server:</text:p>
      <text:p text:style-name="P5"><text:span text:style-name="Source_20_Text">up</text:span></text:p>
      <text:p text:style-name="P5"><text:span text:style-name="Source_20_Text">node_filesystem_avail_byt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20:56:20.449559680</meta:creation-date>
    <dc:date>2020-07-30T20:56:46.914371428</dc:date>
    <meta:editing-duration>PT26S</meta:editing-duration>
    <meta:editing-cycles>1</meta:editing-cycles>
    <meta:document-statistic meta:table-count="0" meta:image-count="0" meta:object-count="0" meta:page-count="2" meta:paragraph-count="55" meta:word-count="337" meta:character-count="2601" meta:non-whitespace-character-count="2320"/>
    <meta:generator>LibreOffice/6.0.7.3$Linux_X86_64 LibreOffice_project/00m0$Build-3</meta:generator>
  </office:meta>
</office:document-meta>
</file>